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paragraph-rsid="001f18df" style:font-size-asian="10.5pt"/>
    </style:style>
    <style:style style:name="P4" style:family="paragraph" style:parent-style-name="Standard">
      <style:text-properties style:font-name="Liberation Serif" fo:language="en" fo:country="US" officeooo:rsid="002205ad" officeooo:paragraph-rsid="002205ad" style:font-size-asian="10.5pt"/>
    </style:style>
    <style:style style:name="P5" style:family="paragraph" style:parent-style-name="Standard">
      <style:text-properties style:font-name="Liberation Serif" fo:language="en" fo:country="US" officeooo:rsid="002780f9" style:font-size-asian="10.5pt"/>
    </style:style>
    <style:style style:name="P6" style:family="paragraph" style:parent-style-name="Standard">
      <style:text-properties style:font-name="Liberation Serif" fo:language="en" fo:country="US" officeooo:rsid="002780f9" officeooo:paragraph-rsid="002780f9" style:font-size-asian="10.5pt"/>
    </style:style>
    <style:style style:name="P7" style:family="paragraph" style:parent-style-name="Standard">
      <style:text-properties style:font-name="Liberation Serif" fo:language="en" fo:country="US" officeooo:rsid="002780f9" officeooo:paragraph-rsid="003e9ff9" style:font-size-asian="10.5pt"/>
    </style:style>
    <style:style style:name="P8" style:family="paragraph" style:parent-style-name="Standard">
      <style:text-properties style:font-name="Liberation Serif" fo:language="en" fo:country="US" officeooo:rsid="002780f9" officeooo:paragraph-rsid="003f11c2" style:font-size-asian="10.5pt"/>
    </style:style>
    <style:style style:name="P9" style:family="paragraph" style:parent-style-name="Standard">
      <style:text-properties style:font-name="Liberation Serif" fo:language="en" fo:country="US" officeooo:paragraph-rsid="002780f9" style:font-size-asian="10.5pt"/>
    </style:style>
    <style:style style:name="P10" style:family="paragraph" style:parent-style-name="Standard">
      <style:text-properties style:font-name="Liberation Serif" fo:language="en" fo:country="US" officeooo:rsid="0028bac4" officeooo:paragraph-rsid="0028bac4" style:font-size-asian="10.5pt"/>
    </style:style>
    <style:style style:name="P11" style:family="paragraph" style:parent-style-name="Standard">
      <style:text-properties style:font-name="Liberation Serif" fo:language="en" fo:country="US" officeooo:rsid="0028bac4" officeooo:paragraph-rsid="003f11c2" style:font-size-asian="10.5pt"/>
    </style:style>
    <style:style style:name="P12" style:family="paragraph" style:parent-style-name="Standard">
      <style:text-properties style:font-name="Liberation Serif" fo:language="en" fo:country="US" officeooo:rsid="002cc246" officeooo:paragraph-rsid="002cc246" style:font-size-asian="10.5pt"/>
    </style:style>
    <style:style style:name="P13" style:family="paragraph" style:parent-style-name="Standard">
      <style:text-properties style:font-name="Liberation Serif" fo:language="en" fo:country="US" officeooo:rsid="007f7b13" officeooo:paragraph-rsid="002f1d89" style:font-size-asian="10.5pt"/>
    </style:style>
    <style:style style:name="P14" style:family="paragraph" style:parent-style-name="Standard">
      <style:text-properties style:font-name="Liberation Serif" fo:language="en" fo:country="US" officeooo:rsid="002f1d89" officeooo:paragraph-rsid="002f1d89" style:font-size-asian="10.5pt"/>
    </style:style>
    <style:style style:name="P15" style:family="paragraph" style:parent-style-name="Standard">
      <style:text-properties style:font-name="Liberation Serif" fo:language="en" fo:country="US" officeooo:rsid="002f1d89" officeooo:paragraph-rsid="00300bc1" style:font-size-asian="10.5pt"/>
    </style:style>
    <style:style style:name="P16" style:family="paragraph" style:parent-style-name="Standard">
      <style:text-properties style:font-name="Liberation Serif" fo:language="en" fo:country="US" officeooo:rsid="002f1d89" officeooo:paragraph-rsid="003f11c2" style:font-size-asian="10.5pt"/>
    </style:style>
    <style:style style:name="P17" style:family="paragraph" style:parent-style-name="Standard">
      <style:text-properties style:font-name="Liberation Serif" fo:language="en" fo:country="US" officeooo:paragraph-rsid="002f1d89" style:font-size-asian="10.5pt"/>
    </style:style>
    <style:style style:name="P18" style:family="paragraph" style:parent-style-name="Standard">
      <style:text-properties style:font-name="Liberation Serif" fo:language="en" fo:country="US" officeooo:rsid="00300bc1" officeooo:paragraph-rsid="00300bc1" style:font-size-asian="10.5pt"/>
    </style:style>
    <style:style style:name="P19" style:family="paragraph" style:parent-style-name="Standard">
      <style:text-properties style:font-name="Liberation Serif" fo:language="en" fo:country="US" officeooo:rsid="00300bc1" officeooo:paragraph-rsid="003f11c2" style:font-size-asian="10.5pt"/>
    </style:style>
    <style:style style:name="P20" style:family="paragraph" style:parent-style-name="Standard">
      <style:text-properties style:font-name="Liberation Serif" fo:language="en" fo:country="US" officeooo:rsid="0031cff0" officeooo:paragraph-rsid="0031cff0" style:font-size-asian="10.5pt"/>
    </style:style>
    <style:style style:name="P21" style:family="paragraph" style:parent-style-name="Standard">
      <style:text-properties style:font-name="Liberation Serif" fo:language="en" fo:country="US" officeooo:rsid="0031cff0" officeooo:paragraph-rsid="003f11c2" style:font-size-asian="10.5pt"/>
    </style:style>
    <style:style style:name="P22" style:family="paragraph" style:parent-style-name="Standard">
      <style:text-properties style:font-name="Liberation Serif" fo:language="en" fo:country="US" officeooo:rsid="00336706" officeooo:paragraph-rsid="00336706" style:font-size-asian="10.5pt"/>
    </style:style>
    <style:style style:name="P23" style:family="paragraph" style:parent-style-name="Standard">
      <style:text-properties style:font-name="Liberation Serif" fo:language="en" fo:country="US" officeooo:rsid="00337284" officeooo:paragraph-rsid="00337284" style:font-size-asian="10.5pt"/>
    </style:style>
    <style:style style:name="P24" style:family="paragraph" style:parent-style-name="Standard">
      <style:text-properties style:font-name="Liberation Serif" fo:language="en" fo:country="US" officeooo:rsid="0038e433" officeooo:paragraph-rsid="0038e433" style:font-size-asian="10.5pt"/>
    </style:style>
    <style:style style:name="P25" style:family="paragraph" style:parent-style-name="Standard">
      <style:text-properties style:font-name="Liberation Serif" fo:language="en" fo:country="US" officeooo:rsid="0038e433" officeooo:paragraph-rsid="003f11c2" style:font-size-asian="10.5pt"/>
    </style:style>
    <style:style style:name="P26" style:family="paragraph" style:parent-style-name="Standard">
      <style:text-properties style:font-name="Liberation Serif" fo:language="en" fo:country="US" officeooo:paragraph-rsid="003e9ff9" style:font-size-asian="10.5pt"/>
    </style:style>
    <style:style style:name="P27" style:family="paragraph" style:parent-style-name="Standard">
      <style:text-properties style:font-name="Liberation Serif" fo:language="en" fo:country="US" officeooo:rsid="003f11c2" officeooo:paragraph-rsid="003f11c2" style:font-size-asian="10.5pt"/>
    </style:style>
    <style:style style:name="P28" style:family="paragraph" style:parent-style-name="Standard">
      <style:text-properties style:font-name="Liberation Serif" fo:language="en" fo:country="US" officeooo:rsid="003f11c2" officeooo:paragraph-rsid="003f3f33" style:font-size-asian="10.5pt"/>
    </style:style>
    <style:style style:name="P29" style:family="paragraph" style:parent-style-name="Standard">
      <style:text-properties style:font-name="Liberation Serif" fo:language="en" fo:country="US" officeooo:rsid="003f11c2" officeooo:paragraph-rsid="0042674f" style:font-size-asian="10.5pt"/>
    </style:style>
    <style:style style:name="P30" style:family="paragraph" style:parent-style-name="Standard">
      <style:text-properties style:font-name="Liberation Serif" fo:language="en" fo:country="US" officeooo:paragraph-rsid="003f11c2" style:font-size-asian="10.5pt"/>
    </style:style>
    <style:style style:name="P31" style:family="paragraph" style:parent-style-name="Standard">
      <style:text-properties style:font-name="Liberation Serif" fo:language="en" fo:country="US" officeooo:rsid="003f3f33" officeooo:paragraph-rsid="003f3f33" style:font-size-asian="10.5pt"/>
    </style:style>
    <style:style style:name="P32" style:family="paragraph" style:parent-style-name="Standard">
      <style:text-properties style:font-name="Liberation Serif" fo:language="en" fo:country="US" officeooo:rsid="003f3f33" officeooo:paragraph-rsid="00474e83" style:font-size-asian="10.5pt"/>
    </style:style>
    <style:style style:name="P33" style:family="paragraph" style:parent-style-name="Standard">
      <style:text-properties style:font-name="Liberation Serif" fo:language="en" fo:country="US" officeooo:rsid="003f5eef" officeooo:paragraph-rsid="003f5eef" style:font-size-asian="10.5pt"/>
    </style:style>
    <style:style style:name="P34" style:family="paragraph" style:parent-style-name="Standard">
      <style:text-properties style:font-name="Liberation Serif" fo:language="en" fo:country="US" officeooo:rsid="003f5eef" officeooo:paragraph-rsid="0042674f" style:font-size-asian="10.5pt"/>
    </style:style>
    <style:style style:name="P35" style:family="paragraph" style:parent-style-name="Standard">
      <style:text-properties style:font-name="Liberation Serif" fo:language="en" fo:country="US" officeooo:rsid="004058ab" officeooo:paragraph-rsid="004058ab" style:font-size-asian="10.5pt"/>
    </style:style>
    <style:style style:name="P36" style:family="paragraph" style:parent-style-name="Standard">
      <style:text-properties style:font-name="Liberation Serif" fo:language="en" fo:country="US" officeooo:rsid="003e9ff9" officeooo:paragraph-rsid="003e9ff9" style:font-size-asian="10.5pt"/>
    </style:style>
    <style:style style:name="P37" style:family="paragraph" style:parent-style-name="Standard">
      <style:text-properties style:font-name="Liberation Serif" fo:language="en" fo:country="US" officeooo:rsid="0046b36a" officeooo:paragraph-rsid="0046b36a" style:font-size-asian="10.5pt"/>
    </style:style>
    <style:style style:name="P38" style:family="paragraph" style:parent-style-name="Standard">
      <style:text-properties style:font-name="Liberation Serif" fo:language="en" fo:country="US" fo:font-weight="bold" style:font-size-asian="10.5pt" style:font-weight-asian="bold" style:font-weight-complex="bold"/>
    </style:style>
    <style:style style:name="P39" style:family="paragraph" style:parent-style-name="Standard">
      <style:text-properties style:font-name="Liberation Serif" officeooo:rsid="007f7b13" officeooo:paragraph-rsid="002f1d89"/>
    </style:style>
    <style:style style:name="P40" style:family="paragraph" style:parent-style-name="Standard">
      <style:text-properties style:font-name="Liberation Serif" fo:font-size="11pt" fo:language="en" fo:country="US" officeooo:rsid="002780f9" officeooo:paragraph-rsid="0036d1d7" style:font-size-asian="11pt" style:font-size-complex="11pt"/>
    </style:style>
    <style:style style:name="P41" style:family="paragraph" style:parent-style-name="Standard">
      <style:text-properties officeooo:paragraph-rsid="002f1d89"/>
    </style:style>
    <style:style style:name="P42" style:family="paragraph" style:parent-style-name="Standard">
      <style:text-properties officeooo:paragraph-rsid="00300bc1"/>
    </style:style>
    <style:style style:name="P43" style:family="paragraph" style:parent-style-name="Standard">
      <style:text-properties fo:color="#2a6099" style:font-name="Liberation Serif" fo:language="en" fo:country="US" officeooo:rsid="002f1d89" officeooo:paragraph-rsid="00300bc1" style:font-size-asian="10.5pt"/>
    </style:style>
    <style:style style:name="P44" style:family="paragraph" style:parent-style-name="Standard">
      <style:text-properties fo:color="#2a6099" style:font-name="Liberation Serif" fo:language="en" fo:country="US" officeooo:rsid="002f1d89" officeooo:paragraph-rsid="003f11c2" style:font-size-asian="10.5pt"/>
    </style:style>
    <style:style style:name="P45" style:family="paragraph" style:parent-style-name="Standard">
      <style:text-properties fo:color="#2a6099" style:font-name="Liberation Serif" fo:language="en" fo:country="US" officeooo:rsid="00300bc1" officeooo:paragraph-rsid="00300bc1" style:font-size-asian="10.5pt"/>
    </style:style>
    <style:style style:name="P46" style:family="paragraph" style:parent-style-name="Standard">
      <style:text-properties fo:color="#2a6099" style:font-name="Liberation Serif" fo:language="en" fo:country="US" officeooo:rsid="00300bc1" officeooo:paragraph-rsid="003f11c2" style:font-size-asian="10.5pt"/>
    </style:style>
    <style:style style:name="P47" style:family="paragraph" style:parent-style-name="Standard">
      <style:text-properties fo:color="#2a6099" style:font-name="Liberation Serif" fo:language="en" fo:country="US" officeooo:paragraph-rsid="0028bac4" style:font-size-asian="10.5pt"/>
    </style:style>
    <style:style style:name="P48" style:family="paragraph" style:parent-style-name="Standard">
      <style:text-properties fo:color="#2a6099" style:font-name="Liberation Serif" fo:language="en" fo:country="US" officeooo:paragraph-rsid="003f11c2" style:font-size-asian="10.5pt"/>
    </style:style>
    <style:style style:name="P49" style:family="paragraph" style:parent-style-name="Standard">
      <style:text-properties fo:color="#2a6099" style:font-name="Liberation Serif" fo:font-size="10pt" fo:language="en" fo:country="US" officeooo:rsid="00300bc1" officeooo:paragraph-rsid="00300bc1" style:font-size-asian="10pt" style:font-size-complex="10pt"/>
    </style:style>
    <style:style style:name="P50" style:family="paragraph" style:parent-style-name="Standard">
      <style:text-properties fo:color="#2a6099" style:font-name="Liberation Serif" fo:font-size="10pt" fo:language="en" fo:country="US" officeooo:rsid="00300bc1" officeooo:paragraph-rsid="003f11c2" style:font-size-asian="10pt" style:font-size-complex="10pt"/>
    </style:style>
    <style:style style:name="P51" style:family="paragraph" style:parent-style-name="Standard">
      <style:text-properties officeooo:paragraph-rsid="0031cff0"/>
    </style:style>
    <style:style style:name="P52" style:family="paragraph" style:parent-style-name="Standard">
      <style:text-properties officeooo:paragraph-rsid="0036d1d7"/>
    </style:style>
    <style:style style:name="P53" style:family="paragraph" style:parent-style-name="Standard">
      <style:text-properties officeooo:paragraph-rsid="003e9ff9"/>
    </style:style>
    <style:style style:name="P54" style:family="paragraph" style:parent-style-name="Standard">
      <style:text-properties officeooo:paragraph-rsid="003f11c2"/>
    </style:style>
    <style:style style:name="P55" style:family="paragraph" style:parent-style-name="Standard">
      <style:text-properties fo:color="#ed1c24" style:font-name="Liberation Serif" fo:language="en" fo:country="US" officeooo:rsid="002780f9" officeooo:paragraph-rsid="00300bc1" style:font-size-asian="10.5pt"/>
    </style:style>
    <style:style style:name="P56" style:family="paragraph" style:parent-style-name="Standard">
      <style:text-properties fo:color="#ed1c24" style:font-name="Liberation Serif" fo:language="en" fo:country="US" officeooo:rsid="002780f9" officeooo:paragraph-rsid="002780f9" style:font-size-asian="10.5pt"/>
    </style:style>
    <style:style style:name="P57" style:family="paragraph" style:parent-style-name="Standard">
      <style:text-properties fo:color="#ed1c24" style:font-name="Liberation Serif" fo:language="en" fo:country="US" officeooo:rsid="003f11c2" officeooo:paragraph-rsid="003f3f33" style:font-size-asian="10.5pt"/>
    </style:style>
    <style:style style:name="P58" style:family="paragraph" style:parent-style-name="Standard">
      <style:text-properties fo:color="#ed1c24" style:font-name="Liberation Serif" fo:language="en" fo:country="US" officeooo:rsid="003f5eef" officeooo:paragraph-rsid="0042674f" style:font-size-asian="10.5pt"/>
    </style:style>
    <style:style style:name="P59" style:family="paragraph" style:parent-style-name="Standard">
      <style:text-properties officeooo:rsid="003f3f33" officeooo:paragraph-rsid="003f3f33"/>
    </style:style>
    <style:style style:name="P60" style:family="paragraph" style:parent-style-name="Standard">
      <style:text-properties fo:color="#ff4000" style:font-name="Liberation Serif" fo:language="en" fo:country="US" officeooo:rsid="003f11c2" officeooo:paragraph-rsid="003f11c2" style:font-size-asian="10.5pt"/>
    </style:style>
    <style:style style:name="P61" style:family="paragraph" style:parent-style-name="Standard">
      <style:text-properties officeooo:paragraph-rsid="00474e83"/>
    </style:style>
    <style:style style:name="P62" style:family="paragraph" style:parent-style-name="Standard">
      <style:paragraph-properties fo:break-before="column"/>
      <style:text-properties style:font-name="Liberation Serif" fo:language="en" fo:country="US" officeooo:rsid="0038e433" officeooo:paragraph-rsid="0038e433" style:font-size-asian="10.5pt"/>
    </style:style>
    <style:style style:name="P63" style:family="paragraph" style:parent-style-name="Standard">
      <style:paragraph-properties fo:break-before="page"/>
      <style:text-properties style:font-name="Liberation Serif" fo:language="en" fo:country="US" officeooo:rsid="0038e433" officeooo:paragraph-rsid="0038e433" style:font-size-asian="10.5pt"/>
    </style:style>
    <style:style style:name="P64" style:family="paragraph" style:parent-style-name="Standard">
      <style:text-properties style:font-name="Liberation Serif" fo:language="en" fo:country="US" officeooo:rsid="00497916" officeooo:paragraph-rsid="0049087a" style:font-size-asian="10.5pt"/>
    </style:style>
    <style:style style:name="T1" style:family="text">
      <style:text-properties officeooo:rsid="002b3cde"/>
    </style:style>
    <style:style style:name="T2" style:family="text">
      <style:text-properties officeooo:rsid="00273108"/>
    </style:style>
    <style:style style:name="T3" style:family="text">
      <style:text-properties fo:color="#ff0000" style:font-name="Liberation Serif" fo:font-size="11pt" style:font-size-asian="11pt" style:font-size-complex="11pt"/>
    </style:style>
    <style:style style:name="T4" style:family="text">
      <style:text-properties fo:color="#ff0000" style:font-name="Liberation Serif" fo:font-size="11pt" officeooo:rsid="0036d1d7" style:font-size-asian="11pt" style:font-size-complex="11pt"/>
    </style:style>
    <style:style style:name="T5" style:family="text">
      <style:text-properties fo:color="#ff0000" style:font-name="Liberation Serif" fo:language="en" fo:country="US" fo:font-weight="bold" officeooo:rsid="0031cff0" style:font-size-asian="10.5pt" style:font-weight-asian="bold" style:font-weight-complex="bold"/>
    </style:style>
    <style:style style:name="T6" style:family="text">
      <style:text-properties fo:color="#ce181e" style:font-name="Liberation Serif" fo:font-size="10pt" style:font-size-asian="10pt" style:font-size-complex="10pt"/>
    </style:style>
    <style:style style:name="T7" style:family="text">
      <style:text-properties fo:color="#ce181e" style:font-name="Liberation Serif" fo:font-size="10pt" officeooo:rsid="00300bc1" style:font-name-asian="AR PL SungtiL GB" style:font-size-asian="10pt" style:font-name-complex="Liberation Mono" style:font-size-complex="10pt"/>
    </style:style>
    <style:style style:name="T8" style:family="text">
      <style:text-properties fo:color="#ce181e" style:font-name="Liberation Serif" fo:font-size="11pt" style:font-size-asian="11pt" style:font-size-complex="11pt"/>
    </style:style>
    <style:style style:name="T9" style:family="text">
      <style:text-properties fo:color="#ce181e" style:font-name="Liberation Serif" fo:font-size="11pt" fo:language="en" fo:country="US" officeooo:rsid="00474e83" style:font-size-asian="11pt" style:font-size-complex="11pt"/>
    </style:style>
    <style:style style:name="T10" style:family="text">
      <style:text-properties officeooo:rsid="002780f9"/>
    </style:style>
    <style:style style:name="T11" style:family="text">
      <style:text-properties style:font-name="Liberation Serif" fo:language="en" fo:country="US" style:font-size-asian="10.5pt"/>
    </style:style>
    <style:style style:name="T12" style:family="text">
      <style:text-properties style:font-name="Liberation Serif" fo:language="en" fo:country="US" officeooo:rsid="002780f9" style:font-size-asian="10.5pt"/>
    </style:style>
    <style:style style:name="T13" style:family="text">
      <style:text-properties style:font-name="Liberation Serif" fo:language="en" fo:country="US" officeooo:rsid="0031cff0" style:font-size-asian="10.5pt"/>
    </style:style>
    <style:style style:name="T14" style:family="text">
      <style:text-properties style:font-name="Liberation Serif" fo:language="en" fo:country="US" officeooo:rsid="002f1d89" style:font-size-asian="10.5pt"/>
    </style:style>
    <style:style style:name="T15" style:family="text">
      <style:text-properties style:font-name="Liberation Serif" fo:language="en" fo:country="US" officeooo:rsid="003753d6" style:font-size-asian="10.5pt"/>
    </style:style>
    <style:style style:name="T16" style:family="text">
      <style:text-properties style:font-name="Liberation Serif" fo:language="en" fo:country="US" officeooo:rsid="003756e6" style:font-size-asian="10.5pt"/>
    </style:style>
    <style:style style:name="T17" style:family="text">
      <style:text-properties style:font-name="Liberation Serif" fo:language="en" fo:country="US" officeooo:rsid="00360c56" style:font-size-asian="10.5pt"/>
    </style:style>
    <style:style style:name="T18" style:family="text">
      <style:text-properties style:font-name="Liberation Serif" fo:language="en" fo:country="US" officeooo:rsid="0038e433" style:font-size-asian="10.5pt"/>
    </style:style>
    <style:style style:name="T19" style:family="text">
      <style:text-properties style:font-name="Liberation Serif" fo:language="en" fo:country="US" officeooo:rsid="003e9ff9" style:font-size-asian="10.5pt"/>
    </style:style>
    <style:style style:name="T20" style:family="text">
      <style:text-properties style:font-name="Liberation Serif" fo:language="en" fo:country="US" officeooo:rsid="0042674f" style:font-size-asian="10.5pt"/>
    </style:style>
    <style:style style:name="T21" style:family="text">
      <style:text-properties style:font-name="Liberation Serif" fo:language="en" fo:country="US" officeooo:rsid="00474e83" style:font-size-asian="10.5pt"/>
    </style:style>
    <style:style style:name="T22" style:family="text">
      <style:text-properties style:font-name="Liberation Serif" fo:language="en" fo:country="US" fo:font-weight="bold" style:font-size-asian="10.5pt" style:font-weight-asian="bold" style:font-weight-complex="bold"/>
    </style:style>
    <style:style style:name="T23" style:family="text">
      <style:text-properties style:font-name="Liberation Serif" fo:language="en" fo:country="US" fo:font-weight="bold" officeooo:rsid="002f1d89" style:font-size-asian="10.5pt" style:font-weight-asian="bold" style:font-weight-complex="bold"/>
    </style:style>
    <style:style style:name="T24" style:family="text">
      <style:text-properties style:font-name="Liberation Serif" fo:language="en" fo:country="US" fo:font-weight="bold" officeooo:rsid="002c2aad" style:font-size-asian="10.5pt" style:font-weight-asian="bold" style:font-weight-complex="bold"/>
    </style:style>
    <style:style style:name="T25" style:family="text">
      <style:text-properties style:font-name="Liberation Serif" fo:language="en" fo:country="US" fo:font-weight="bold" officeooo:rsid="003e9ff9" style:font-size-asian="10.5pt" style:font-weight-asian="bold" style:font-weight-complex="bold"/>
    </style:style>
    <style:style style:name="T26" style:family="text">
      <style:text-properties style:font-name="Liberation Serif" fo:language="en" fo:country="US" fo:font-weight="bold" officeooo:rsid="0042674f" style:font-size-asian="10.5pt" style:font-weight-asian="bold" style:font-weight-complex="bold"/>
    </style:style>
    <style:style style:name="T27" style:family="text">
      <style:text-properties officeooo:rsid="002a336c"/>
    </style:style>
    <style:style style:name="T28" style:family="text">
      <style:text-properties officeooo:rsid="002c2aad"/>
    </style:style>
    <style:style style:name="T29" style:family="text">
      <style:text-properties fo:color="#21409a" fo:font-weight="bold" style:font-weight-asian="bold" style:font-weight-complex="bold"/>
    </style:style>
    <style:style style:name="T30" style:family="text">
      <style:text-properties fo:color="#21409a" fo:font-weight="bold" officeooo:rsid="003f3f33" style:font-weight-asian="bold" style:font-weight-complex="bold"/>
    </style:style>
    <style:style style:name="T31" style:family="text">
      <style:text-properties fo:language="en" fo:country="US" style:font-size-asian="10.5pt"/>
    </style:style>
    <style:style style:name="T32" style:family="text">
      <style:text-properties fo:language="en" fo:country="US" officeooo:rsid="0012f467" style:font-size-asian="10.5pt"/>
    </style:style>
    <style:style style:name="T33" style:family="text">
      <style:text-properties fo:font-size="10pt" officeooo:rsid="00300bc1" style:font-size-asian="10pt" style:font-size-complex="10pt"/>
    </style:style>
    <style:style style:name="T34" style:family="text">
      <style:text-properties officeooo:rsid="002f1d89"/>
    </style:style>
    <style:style style:name="T35" style:family="text">
      <style:text-properties fo:color="#ff4000" style:font-name="Liberation Serif" fo:language="en" fo:country="US" officeooo:rsid="002780f9" style:font-size-asian="10.5pt"/>
    </style:style>
    <style:style style:name="T36" style:family="text">
      <style:text-properties fo:color="#ff4000" style:font-name="Liberation Serif" fo:language="en" fo:country="US" officeooo:rsid="003f11c2" style:font-size-asian="10.5pt"/>
    </style:style>
    <style:style style:name="T37" style:family="text">
      <style:text-properties officeooo:rsid="002fea65"/>
    </style:style>
    <style:style style:name="T38" style:family="text">
      <style:text-properties fo:color="#2a6099" fo:font-size="10pt" officeooo:rsid="00300bc1" style:font-size-asian="10pt" style:font-size-complex="10pt"/>
    </style:style>
    <style:style style:name="T39" style:family="text">
      <style:text-properties fo:color="#2a6099" officeooo:rsid="002780f9"/>
    </style:style>
    <style:style style:name="T40" style:family="text">
      <style:text-properties fo:color="#2a6099" style:font-name="Liberation Serif" fo:language="en" fo:country="US" fo:font-weight="bold" officeooo:rsid="0031cff0" style:font-size-asian="10.5pt" style:font-weight-asian="bold" style:font-weight-complex="bold"/>
    </style:style>
    <style:style style:name="T41" style:family="text">
      <style:text-properties fo:color="#2a6099" style:font-name="Liberation Serif" fo:language="en" fo:country="US" fo:font-weight="bold" officeooo:rsid="002780f9" style:font-size-asian="10.5pt" style:font-weight-asian="bold" style:font-weight-complex="bold"/>
    </style:style>
    <style:style style:name="T42" style:family="text">
      <style:text-properties fo:color="#2a6099" style:font-name="Liberation Serif" fo:language="en" fo:country="US" fo:font-weight="bold" officeooo:rsid="002f1d89" style:font-size-asian="10.5pt" style:font-weight-asian="bold" style:font-weight-complex="bold"/>
    </style:style>
    <style:style style:name="T43" style:family="text">
      <style:text-properties fo:color="#2a6099" style:font-name="Liberation Serif" fo:language="en" fo:country="US" fo:font-weight="bold" officeooo:rsid="0039ec4a" style:font-size-asian="10.5pt" style:font-weight-asian="bold" style:font-weight-complex="bold"/>
    </style:style>
    <style:style style:name="T44" style:family="text">
      <style:text-properties fo:color="#2a6099" style:font-name="Liberation Serif" fo:language="en" fo:country="US" fo:font-weight="bold" officeooo:rsid="003c5457" style:font-size-asian="10.5pt" style:font-weight-asian="bold" style:font-weight-complex="bold"/>
    </style:style>
    <style:style style:name="T45" style:family="text">
      <style:text-properties fo:color="#2a6099" fo:font-weight="bold" officeooo:rsid="002f1d89" style:font-weight-asian="bold" style:font-weight-complex="bold"/>
    </style:style>
    <style:style style:name="T46" style:family="text">
      <style:text-properties officeooo:rsid="0028bac4"/>
    </style:style>
    <style:style style:name="T47" style:family="text">
      <style:text-properties fo:color="#c9211e"/>
    </style:style>
    <style:style style:name="T48" style:family="text">
      <style:text-properties officeooo:rsid="0039ec4a"/>
    </style:style>
    <style:style style:name="T49" style:family="text">
      <style:text-properties officeooo:rsid="003b869f"/>
    </style:style>
    <style:style style:name="T50" style:family="text">
      <style:text-properties officeooo:rsid="003c5457"/>
    </style:style>
    <style:style style:name="T51" style:family="text">
      <style:text-properties officeooo:rsid="003c6110"/>
    </style:style>
    <style:style style:name="T52" style:family="text">
      <style:text-properties fo:color="#ed1c24" officeooo:rsid="003c6110"/>
    </style:style>
    <style:style style:name="T53" style:family="text">
      <style:text-properties fo:color="#ed1c24" style:font-name="Liberation Serif" fo:font-size="11pt" style:font-size-asian="11pt" style:font-size-complex="11pt"/>
    </style:style>
    <style:style style:name="T54" style:family="text">
      <style:text-properties fo:color="#ed1c24" style:font-name="Liberation Serif" fo:font-size="11pt" officeooo:rsid="00474e83" style:font-size-asian="11pt" style:font-size-complex="11pt"/>
    </style:style>
    <style:style style:name="T55" style:family="text">
      <style:text-properties fo:color="#ed1c24" style:font-name="Liberation Serif" fo:font-size="11pt" officeooo:rsid="00300bc1" style:font-name-asian="AR PL SungtiL GB" style:font-size-asian="11pt" style:font-name-complex="Liberation Mono" style:font-size-complex="11pt"/>
    </style:style>
    <style:style style:name="T56" style:family="text">
      <style:text-properties fo:color="#ed1c24" style:font-name="Liberation Serif" fo:font-size="11pt" fo:language="en" fo:country="US" officeooo:rsid="00474e83" style:font-size-asian="11pt" style:font-size-complex="11pt"/>
    </style:style>
    <style:style style:name="T57" style:family="text">
      <style:text-properties officeooo:rsid="003f11c2"/>
    </style:style>
    <style:style style:name="T58" style:family="text">
      <style:text-properties officeooo:rsid="003f3f33"/>
    </style:style>
    <style:style style:name="T59" style:family="text">
      <style:text-properties officeooo:rsid="003f5eef"/>
    </style:style>
    <style:style style:name="T60" style:family="text">
      <style:text-properties officeooo:rsid="004058ab"/>
    </style:style>
    <style:style style:name="T61" style:family="text">
      <style:text-properties officeooo:rsid="0038e433"/>
    </style:style>
    <style:style style:name="T62" style:family="text">
      <style:text-properties officeooo:rsid="00412279"/>
    </style:style>
    <style:style style:name="T63" style:family="text">
      <style:text-properties officeooo:rsid="0042674f"/>
    </style:style>
    <style:style style:name="T64" style:family="text">
      <style:text-properties officeooo:rsid="0043720e"/>
    </style:style>
    <style:style style:name="T65" style:family="text">
      <style:text-properties fo:color="#0066b3" fo:font-weight="bold" style:font-weight-asian="bold" style:font-weight-complex="bold"/>
    </style:style>
    <style:style style:name="T66" style:family="text">
      <style:text-properties fo:color="#0066b3" fo:font-weight="bold" officeooo:rsid="0043720e" style:font-weight-asian="bold" style:font-weight-complex="bold"/>
    </style:style>
    <style:style style:name="T67" style:family="text">
      <style:text-properties fo:color="#0066b3" fo:font-weight="bold" officeooo:rsid="00474e83" style:font-weight-asian="bold" style:font-weight-complex="bold"/>
    </style:style>
    <style:style style:name="T68" style:family="text">
      <style:text-properties fo:color="#0066b3" fo:font-weight="bold" officeooo:rsid="002f1d89" style:font-weight-asian="bold" style:font-weight-complex="bold"/>
    </style:style>
    <style:style style:name="T69" style:family="text">
      <style:text-properties fo:color="#0066b3" style:font-name="Liberation Serif" fo:language="en" fo:country="US" fo:font-weight="bold" officeooo:rsid="002780f9" style:font-size-asian="10.5pt" style:font-weight-asian="bold" style:font-weight-complex="bold"/>
    </style:style>
    <style:style style:name="T70" style:family="text">
      <style:text-properties officeooo:rsid="00474e83"/>
    </style:style>
    <style:style style:name="T71" style:family="text">
      <style:text-properties officeooo:rsid="004908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Windows Subsystem Linux </text:span>installation of the DISCUS/DIFFEV/KUPLOT/<text:span text:style-name="T34">REFINE</text:span> software</text:p>
      <text:p text:style-name="P4">Version 5.<text:span text:style-name="T2">99.19 and later</text:span></text:p>
      <text:p text:style-name="P2"/>
      <text:p text:style-name="P38"><text:span text:style-name="T28">0.<text:tab/></text:span>Preparation:</text:p>
      <text:p text:style-name="P3"/>
      <text:p text:style-name="P39"><text:span text:style-name="T32">T</text:span><text:span text:style-name="T31">he DISCUS_SUITE Version 6 is based on the Windows Subsystem for Linux environment. The installation will eventually create an icon on your desktop that can be used to start the DISCUS_SUITE. You will actually have an additional App “Ubuntu1804” installed that offers the full options of a Linux system.</text:span></text:p>
      <text:p text:style-name="P13"/>
      <text:p text:style-name="P6"><text:span text:style-name="T37">At the first time installation you will need to enable </text:span>the Windows Subsystem for Linux.</text:p>
      <text:p text:style-name="P6">Open the <text:span text:style-name="T29">powershell</text:span> as administrator. <text:span text:style-name="T28">T</text:span>o do so type powershell in the sea<text:span text:style-name="T27">r</text:span>ch window, right click on it and choose to run as administrator. Execute the <text:span text:style-name="T49">following command</text:span>:</text:p>
      <text:p text:style-name="P6"/>
      <text:p text:style-name="Standard"><text:span text:style-name="T12"><text:tab/></text:span><text:span text:style-name="Source_20_Text"><text:span text:style-name="T6">Enable-WindowsOptionalFeature -Online -FeatureName Microsoft-Windows-Subsystem-Linux</text:span></text:span></text:p>
      <text:p text:style-name="P5"><text:span text:style-name="Source_20_Text"><text:span text:style-name="T7"/></text:span></text:p>
      <text:p text:style-name="P6">You should now reboot your computer.</text:p>
      <text:p text:style-name="P6"/>
      <text:p text:style-name="P6"/>
      <text:p text:style-name="P6"/>
      <text:p text:style-name="P41"><text:span text:style-name="T24">1</text:span><text:span text:style-name="T23">.<text:tab/>Install</text:span><text:span text:style-name="T22">ation:</text:span></text:p>
      <text:p text:style-name="P17"/>
      <text:p text:style-name="P64"><text:span text:style-name="T34">P</text:span><text:span text:style-name="T14">lease make sure that you remove all old versions of the installation script, both from the Downloads folder and </text:span><text:span text:style-name="T71">Documents folder</text:span><text:span text:style-name="T14">.</text:span></text:p>
      <text:p text:style-name="P41"><text:span text:style-name="T14">Download the installation script</text:span><text:span text:style-name="T17">s</text:span><text:span text:style-name="T14"> </text:span><text:span text:style-name="T43">bbb_install</text:span><text:span text:style-name="T41">_</text:span><text:span text:style-name="T44">suite_</text:span><text:span text:style-name="T41">Windows10_</text:span><text:span text:style-name="T44">WSL</text:span><text:span text:style-name="T41">.ps1</text:span><text:span text:style-name="T12"> </text:span><text:span text:style-name="T14">from the DiffuseCode download site at: </text:span><text:a xlink:type="simple" xlink:href="https://github.com/tproffen/DiffuseCode/releases/" text:style-name="Internet_20_link" text:visited-style-name="Visited_20_Internet_20_Link"><text:span text:style-name="T42">https://github.com/tproffen/DiffuseCode/releases/</text:span></text:a><text:span text:style-name="T14"> and s</text:span><text:span text:style-name="T18">ave</text:span><text:span text:style-name="T14"> this into your Downloads folder.</text:span></text:p>
      <text:p text:style-name="P14"/>
      <text:p text:style-name="P37">During the installation the script will create a folder “<text:span text:style-name="T65">C:\Users\DISCUS_INSTALLATION</text:span>”. This has become necessary to avoid issues with unusual user names. To speed up later upgrades, please do not remove this folder after the installation.</text:p>
      <text:p text:style-name="P37"/>
      <text:p text:style-name="P53"><text:span text:style-name="T12">After reboot, open the </text:span><text:span text:style-name="T69">powershell</text:span><text:span text:style-name="T12"> as administrator and run this script. </text:span><text:span text:style-name="T19">As the script is (at the moment) not digitally signed, you have to enable the powershell to run scripts in an unrestricted form. If you do not want to do that or if </text:span><text:span text:style-name="T20">your </text:span><text:span text:style-name="T19">administrator does not let you do that, skip this section and go to section </text:span><text:span text:style-name="T26">2</text:span><text:span text:style-name="T25">.</text:span><text:span text:style-name="T19"> for manual instructions. </text:span></text:p>
      <text:p text:style-name="P36"/>
      <text:p text:style-name="P53"><text:span text:style-name="T12">In the powershell type </text:span><text:span text:style-name="T14">the following command. (Note the leading dot in the t</text:span><text:span text:style-name="T15">hird</text:span><text:span text:style-name="T14"> line)</text:span><text:span text:style-name="T12">:</text:span></text:p>
      <text:p text:style-name="P6"/>
      <text:p text:style-name="P42"><text:span text:style-name="Source_20_Text"><text:span text:style-name="T8"><text:tab/></text:span></text:span><text:span text:style-name="Source_20_Text"><text:span text:style-name="T53">Set-executionPolicy </text:span></text:span><text:span text:style-name="Source_20_Text"><text:span text:style-name="T55">Unrestricted</text:span></text:span></text:p>
      <text:p text:style-name="P55"><text:tab/>cd $HOME<text:span text:style-name="T37">\</text:span>Downloads</text:p>
      <text:p text:style-name="P56"><text:tab/>.<text:span text:style-name="T37">\bbb</text:span>_<text:span text:style-name="T48">install</text:span>_<text:span text:style-name="T50">suite_</text:span>Windows10_<text:span text:style-name="T50">WSL</text:span>.ps1</text:p>
      <text:p text:style-name="P6"/>
      <text:p text:style-name="P14">The <text:s/>installation script will download all required components and install these. </text:p>
      <text:p text:style-name="P14"/>
      <text:p text:style-name="P14">The first time installation is lengthy. Please be patient, later updates of the DISCUS_SUITE will be much faster.</text:p>
      <text:p text:style-name="P14"/>
      <text:p text:style-name="P18">Currently the Installation script is not digitally signed. You will have to confirm to the powershell that you do want to run the script once.</text:p>
      <text:p text:style-name="P14"/>
      <text:p text:style-name="P18"><text:soft-page-break/>The <text:span text:style-name="T62">DISCUS installation script will download Ubuntu from the Microsoft store and at some point ask:</text:span></text:p>
      <text:p text:style-name="P43"><text:tab/><text:span text:style-name="T33">Please create a default UNIX user account. The username does not need to match your Windows account.</text:span></text:p>
      <text:p text:style-name="P15"><text:span text:style-name="T38"><text:tab/>For more information visit: </text:span><text:a xlink:type="simple" xlink:href="https://aka.ms/wslusers" text:style-name="Internet_20_link" text:visited-style-name="Visited_20_Internet_20_Link">https://aka.ms/wslusers</text:a></text:p>
      <text:p text:style-name="P49"><text:tab/>Enter new Unix username:</text:p>
      <text:p text:style-name="P45"/>
      <text:p text:style-name="P6">Choose any suitable name, which need not coincide with your Windows user name. <text:span text:style-name="T64">Please make sure that the user name consists of letters, numbers and may be the underscore. Avoid any special characters, language specific characters and especially, by all means do NOT include a blank in the user name. I strongly recommend to use ”</text:span><text:span text:style-name="T66">discus</text:span><text:span text:style-name="T64">” as user name, as the installation has been tested extensively using this name.</text:span></text:p>
      <text:p text:style-name="P9"><text:tab/><text:span text:style-name="T39">Enter new UNIX password: </text:span></text:p>
      <text:p text:style-name="P47"><text:tab/><text:span text:style-name="T46">Retype new UNIX password: </text:span></text:p>
      <text:p text:style-name="P10">The password need not and probably should not coincide with your Windows password.</text:p>
      <text:p text:style-name="P24">During the initial setup and later during the installation you will be prompted a few times for this Unix password:</text:p>
      <text:p text:style-name="P20"/>
      <text:p text:style-name="P20"><text:tab/>[sudo] password for &lt;your UNIX user&gt;:</text:p>
      <text:p text:style-name="P20"/>
      <text:p text:style-name="P20">Type the UNIX password.</text:p>
      <text:p text:style-name="P20"/>
      <text:p text:style-name="P20">At the very first installation, a lot of UNIX packages need to be updated. Again, please be patient <text:span text:style-name="T51">and accept questions with a </text:span><text:span text:style-name="T52">Yes</text:span></text:p>
      <text:p text:style-name="P51"><text:span text:style-name="T13">An installation screen </text:span><text:span text:style-name="T40">Configuring libssl1.1:amd64</text:span><text:span text:style-name="T13"> will pop up with the </text:span><text:span text:style-name="T5">&lt;No&gt;</text:span><text:span text:style-name="T13"> button highlighted. H</text:span><text:span text:style-name="T16">it the </text:span><text:span text:style-name="T13"><text:s/>&lt;ENTER&gt; </text:span><text:span text:style-name="T16">key </text:span><text:span text:style-name="T13">to confirm.</text:span></text:p>
      <text:p text:style-name="P20"/>
      <text:p text:style-name="P51"><text:span text:style-name="T13">A second installation screen </text:span><text:span text:style-name="T40">Configuring libssl1.1:amd64</text:span><text:span text:style-name="T13"> will pop up with the cursor in the </text:span><text:span text:style-name="T40">ssh</text:span><text:span text:style-name="T13"> line. H</text:span><text:span text:style-name="T16">it</text:span><text:span text:style-name="T13"> the tabulator key once to move the cursor to the </text:span><text:span text:style-name="T5">&lt;Ok&gt;</text:span><text:span text:style-name="T13"> field and h</text:span><text:span text:style-name="T16">it</text:span><text:span text:style-name="T13"> &lt;ENTER&gt; to confirm.</text:span></text:p>
      <text:p text:style-name="P12"/>
      <text:p text:style-name="P22">At the end of the installation, the installer for vcxsrv, an X-Window server, will pop up. Please accept all defaults and install. <text:span text:style-name="T63">Once the VcXsrv installation is finished, type a return in the powershell.</text:span></text:p>
      <text:p text:style-name="P22"/>
      <text:p text:style-name="P23">In the powershell you should set the execution policy back to the stringent values:</text:p>
      <text:p text:style-name="P23"/>
      <text:p text:style-name="P52"><text:span text:style-name="Source_20_Text"><text:span text:style-name="T8"><text:tab/></text:span></text:span><text:span text:style-name="Source_20_Text"><text:span text:style-name="T3">Set-executionPolicy </text:span></text:span><text:span text:style-name="Source_20_Text"><text:span text:style-name="T4">RemoteSigned</text:span></text:span></text:p>
      <text:p text:style-name="P40"/>
      <text:p text:style-name="P12"/>
      <text:p text:style-name="P24">Finally the discus suite will be started. At this point your Windows Defender might tell you that it has blocked some parts of the programs functionality. Please allow all parts of the program to execute on your computer. To finish this first discus_suite program type <text:span text:style-name="T47">exit</text:span> at the prompt.</text:p>
      <text:p text:style-name="P24"/>
      <text:p text:style-name="P62"/>
      <text:p text:style-name="P63"/>
      <text:p text:style-name="P53"><text:span text:style-name="T26">2</text:span><text:span text:style-name="T23">.<text:tab/></text:span><text:span text:style-name="T25">Manual </text:span><text:span text:style-name="T23">Install</text:span><text:span text:style-name="T22">ation:</text:span></text:p>
      <text:p text:style-name="P26"/>
      <text:p text:style-name="P53"><text:span text:style-name="T12">In the powershell type </text:span><text:span text:style-name="T14">the following command. </text:span><text:span text:style-name="T21">With most(?) PDF viewers you should be able to copy and paste these lines from this document.</text:span></text:p>
      <text:p text:style-name="P7"/>
      <text:p text:style-name="P61"><text:span text:style-name="Source_20_Text"><text:span text:style-name="T8"><text:tab/></text:span></text:span><text:span text:style-name="Source_20_Text"><text:span text:style-name="T54">mkdir -Force C:\Users\DISCUS_INSTALLATION</text:span></text:span></text:p>
      <text:p text:style-name="P61"><text:span text:style-name="Source_20_Text"><text:span text:style-name="T9"><text:tab/></text:span></text:span><text:span text:style-name="T35">cd </text:span><text:span text:style-name="Source_20_Text"><text:span text:style-name="T56">C:\Users\DISCUS_INSTALLATION</text:span></text:span></text:p>
      <text:p text:style-name="P7"/>
      <text:p text:style-name="P29">If you have not yet installed the Ubuntu app, type within the powershell, <text:span text:style-name="T34">(Note the leading dot in the second line)</text:span>:</text:p>
      <text:p text:style-name="P8"/>
      <text:p text:style-name="P54"><text:span text:style-name="Source_20_Text"><text:span text:style-name="T8"><text:tab/></text:span></text:span><text:span text:style-name="T35">c</text:span><text:span text:style-name="T36">url.exe <text:s/>-L <text:s/>-o <text:s/>ubuntu-1804.appx <text:s/>https://aka.ms/wsl-ubuntu-1804</text:span></text:p>
      <text:p text:style-name="P54"><text:span text:style-name="T35"><text:tab/></text:span><text:span text:style-name="T36">Add-AppxPackage <text:s text:c="2"/>.\ubuntu-1804.appx</text:span></text:p>
      <text:p text:style-name="P60"/>
      <text:p text:style-name="P27">After the previous steps, or if Ubuntu had been installed previously type</text:p>
      <text:p text:style-name="P27"/>
      <text:p text:style-name="P60"><text:tab/>ubuntu1804.exe -c “sudo <text:s/>apt-get update; sudo <text:s/>apt-get upgrade; <text:s/>exit”</text:p>
      <text:p text:style-name="P8"/>
      <text:p text:style-name="P19">The <text:span text:style-name="T57">first time Ubuntu is installed, the </text:span>script will ask:</text:p>
      <text:p text:style-name="P44"><text:tab/><text:span text:style-name="T33">Please create a default UNIX user account. The username does not need to match your Windows account.</text:span></text:p>
      <text:p text:style-name="P16"><text:span text:style-name="T38"><text:tab/>For more information visit: </text:span><text:a xlink:type="simple" xlink:href="https://aka.ms/wslusers" text:style-name="Internet_20_link" text:visited-style-name="Visited_20_Internet_20_Link">https://aka.ms/wslusers</text:a></text:p>
      <text:p text:style-name="P50"><text:tab/>Enter new Unix username:</text:p>
      <text:p text:style-name="P46"/>
      <text:p text:style-name="P8">Choose any suitable name, which need not coincide with your Windows user name.</text:p>
      <text:p text:style-name="P30"><text:tab/><text:span text:style-name="T39">Enter new UNIX password: </text:span></text:p>
      <text:p text:style-name="P48"><text:tab/><text:span text:style-name="T46">Retype new UNIX password: </text:span></text:p>
      <text:p text:style-name="P11">The password need not and probably should not coincide with your Windows password.</text:p>
      <text:p text:style-name="P25">During the initial setup and later during the installation you will be prompted a few times for this Unix password:</text:p>
      <text:p text:style-name="P21"/>
      <text:p text:style-name="P21"><text:tab/>[sudo] password for &lt;your UNIX user&gt;:</text:p>
      <text:p text:style-name="P21"/>
      <text:p text:style-name="P21">Type the UNIX password.</text:p>
      <text:p text:style-name="P21">At the very first installation, a lot of UNIX packages need to be updated. Again, please be patient <text:span text:style-name="T51">and accept questions with a </text:span><text:span text:style-name="T52">Yes</text:span></text:p>
      <text:p text:style-name="P54"><text:span text:style-name="T13">An installation screen </text:span><text:span text:style-name="T40">Configuring libssl1.1:amd64</text:span><text:span text:style-name="T13"> will pop up with the </text:span><text:span text:style-name="T5">&lt;No&gt;</text:span><text:span text:style-name="T13"> button highlighted. H</text:span><text:span text:style-name="T16">it the </text:span><text:span text:style-name="T13"><text:s/>&lt;ENTER&gt; </text:span><text:span text:style-name="T16">key </text:span><text:span text:style-name="T13">to confirm.</text:span></text:p>
      <text:p text:style-name="P21"/>
      <text:p text:style-name="P54"><text:span text:style-name="T13">A second installation screen </text:span><text:span text:style-name="T40">Configuring libssl1.1:amd64</text:span><text:span text:style-name="T13"> will pop up with the cursor in the </text:span><text:span text:style-name="T40">ssh</text:span><text:span text:style-name="T13"> line. H</text:span><text:span text:style-name="T16">it</text:span><text:span text:style-name="T13"> the tabulator key once to move the cursor to the </text:span><text:span text:style-name="T5">&lt;Ok&gt;</text:span><text:span text:style-name="T13"> field and h</text:span><text:span text:style-name="T16">it</text:span><text:span text:style-name="T13"> &lt;ENTER&gt; to confirm.</text:span></text:p>
      <text:p text:style-name="P59"><text:span text:style-name="T13">C</text:span><text:span text:style-name="T11">ontinue to accept all upgrade messages until the prompt returns to the powershell.</text:span></text:p>
      <text:p text:style-name="P27"/>
      <text:p text:style-name="P28"><text:span text:style-name="T58">At this point, use your favorite browser to download the discus installation script </text:span><text:span text:style-name="T30">bbb_install_script.sh</text:span><text:span text:style-name="T58"> from <text:s/></text:span><text:a xlink:type="simple" xlink:href="https://github.com/tproffen/DiffuseCode/releases/" text:style-name="Internet_20_link" text:visited-style-name="Visited_20_Internet_20_Link"><text:span text:style-name="T45">https://github.com/tproffen/DiffuseCode/releases/</text:span></text:a><text:span text:style-name="T34"> <text:s/>and place this script into the folder </text:span><text:span text:style-name="T68">C:\Users\DISCUS_INSTALLATION</text:span><text:span text:style-name="T34">.</text:span></text:p>
      <text:p text:style-name="P28"/>
      <text:p text:style-name="P28"><text:span text:style-name="T58">T</text:span>ype within the powershell <text:span text:style-name="T63">(note, and type the “/” instead of the usual Windows “\”)</text:span>:</text:p>
      <text:p text:style-name="P28"/>
      <text:p text:style-name="P57"><text:tab/><text:span text:style-name="T58">ubuntu1804.exe <text:s/>-c <text:s/>“/mnt/c/DISCUS_INSTALLATION/bbb_install_script.sh”</text:span></text:p>
      <text:p text:style-name="P31"/>
      <text:p text:style-name="P31"><text:soft-page-break/></text:p>
      <text:p text:style-name="P31">Once the DISC<text:span text:style-name="T60">U</text:span>S installation is finished, you can either:</text:p>
      <text:p text:style-name="P31"/>
      <text:p text:style-name="P31"><text:tab/>Use the WindowsExplorer in Administrator mode to copy the Folder </text:p>
      <text:p text:style-name="P32"><text:tab/>“DiscusWSL” from <text:span text:style-name="T70">the “</text:span><text:span text:style-name="T67">C:\Users\DISCUS_INSTALLATION”</text:span><text:span text:style-name="T70"> </text:span>folder into </text:p>
      <text:p text:style-name="P32"><text:tab/>“<text:a xlink:type="simple" xlink:href="../../../../../../C:/Program" text:style-name="Internet_20_link" text:visited-style-name="Visited_20_Internet_20_Link">C:\Program</text:a> Files (x86)”</text:p>
      <text:p text:style-name="P31"><text:tab/>and create a link on your Desktop using the <text:span text:style-name="T59">Iconfile “discus_suite_128.ico”</text:span> </text:p>
      <text:p text:style-name="P31"><text:tab/><text:span text:style-name="T59">I suggest to name the link “DiscusSUITE_WSL”. The link should point to the</text:span></text:p>
      <text:p text:style-name="P33"><text:tab/>file “discus_suite.bat” within the folder <text:span text:style-name="T58">“</text:span><text:a xlink:type="simple" xlink:href="../../../../../../C:/Program" text:style-name="Internet_20_link" text:visited-style-name="Visited_20_Internet_20_Link"><text:span text:style-name="T58">C:\Program</text:span></text:a><text:span text:style-name="T58"> Files (x86)</text:span>\DiscusWSL\”</text:p>
      <text:p text:style-name="P27"/>
      <text:p text:style-name="P33">Alternatively, type within the powershell <text:span text:style-name="T63">(Capitalization is important)</text:span>:</text:p>
      <text:p text:style-name="P33"/>
      <text:p text:style-name="P58"><text:tab/>Copy-item -Recurse -Force DiscusWSL\ -Destination "C:\Program Files (x86)\" </text:p>
      <text:p text:style-name="P58"><text:tab/>$SourceFileLocation = "C:\Program Files (x86)\DiscusWSL\discus_suite.bat" </text:p>
      <text:p text:style-name="P58"><text:tab/>$ShortcutLocation = "C:\Users\" + $W_USER + "\Desktop\DiscusSUITE_WSL.lnk" </text:p>
      <text:p text:style-name="P58"><text:tab/>$WScriptShell = New-Object -ComObject Wscript.Shell </text:p>
      <text:p text:style-name="P58"><text:tab/>$Shortcut = $WScriptShell.CreateShortcut($ShortcutLocation) </text:p>
      <text:p text:style-name="P58"><text:tab/>$Shortcut.TargetPath = $SourceFileLocation </text:p>
      <text:p text:style-name="P58"><text:tab/>$Shortcut.IconLocation = "C:\Program Files (x86)\DiscusWSL\discus_suite_128.ico" </text:p>
      <text:p text:style-name="P58"><text:tab/>$Shortcut.Save() </text:p>
      <text:p text:style-name="P34"/>
      <text:p text:style-name="P35">Use your browser to download and install VcXsrv a “<text:span text:style-name="T62">X</text:span>-<text:span text:style-name="T62">W</text:span>indow” launcher. Please install it into the default location. <text:s/><text:a xlink:type="simple" xlink:href="https://sourceforge.net/projects/vcxsrv/" text:style-name="Internet_20_link" text:visited-style-name="Visited_20_Internet_20_Link"><text:span text:style-name="T61">https://sourceforge.net/projects/vcxsrv/</text:span></text:a><text:span text:style-name="T61"> </text:span></text:p>
      <text:p text:style-name="P35"/>
      <text:p text:style-name="P35">Once the VcXsrv server is installed, you should be able to start the DISCUS_SUITE by double clicking the icon.</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2b3cde"/>
    </style:style>
    <style:style style:name="MT2" style:family="text">
      <style:text-properties officeooo:rsid="0027310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text:span text:style-name="MT1">WSL</text:span>; Version 5.<text:span text:style-name="MT2">99</text:span><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20-06-15T13:59:41.965935784</dc:date>
    <meta:editing-duration>PT13H48M16S</meta:editing-duration>
    <meta:editing-cycles>58</meta:editing-cycles>
    <meta:generator>LibreOffice/6.0.7.3$Linux_X86_64 LibreOffice_project/00m0$Build-3</meta:generator>
    <meta:document-statistic meta:table-count="0" meta:image-count="0" meta:object-count="0" meta:page-count="4" meta:paragraph-count="84" meta:word-count="1130" meta:character-count="7763" meta:non-whitespace-character-count="6645"/>
  </office:meta>
</office:document-meta>
</file>